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b782" officeooo:paragraph-rsid="000fb78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b782" officeooo:paragraph-rsid="000fb78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fb782" officeooo:paragraph-rsid="000fb78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4e78" officeooo:paragraph-rsid="0011489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4896" officeooo:paragraph-rsid="001148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ce22" officeooo:paragraph-rsid="0016ce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1e49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e4999" officeooo:paragraph-rsid="0022967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81345" officeooo:paragraph-rsid="0028134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63c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c5c07" officeooo:paragraph-rsid="0039f3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e4999" officeooo:paragraph-rsid="001e499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fb782" officeooo:paragraph-rsid="000fb78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e4999" officeooo:paragraph-rsid="001e499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2c5c07" officeooo:paragraph-rsid="00363c5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2c5c07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0e8e5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2c5c07" officeooo:paragraph-rsid="0039f3b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0fb782" officeooo:paragraph-rsid="000fb782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53869" officeooo:paragraph-rsid="0015386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153869" officeooo:paragraph-rsid="0015386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14896" officeooo:paragraph-rsid="0011489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0fb782" officeooo:paragraph-rsid="000fb782" style:font-size-asian="14pt" style:font-weight-asian="normal" style:font-size-complex="1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fb782" style:font-size-asian="24pt" style:font-size-complex="24pt"/>
    </style:style>
    <style:style style:name="T3" style:family="text">
      <style:text-properties officeooo:rsid="00114896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1633e"/>
    </style:style>
    <style:style style:name="T6" style:family="text">
      <style:text-properties officeooo:rsid="00265810"/>
    </style:style>
    <style:style style:name="T7" style:family="text">
      <style:text-properties officeooo:rsid="002d405b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d898a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29d49" style:font-size-asian="10.5pt" style:font-weight-asian="normal" style:font-size-complex="12pt" style:font-weight-complex="normal"/>
    </style:style>
    <style:style style:name="T11" style:family="text">
      <style:text-properties officeooo:rsid="0030e8e5"/>
    </style:style>
    <style:style style:name="T12" style:family="text">
      <style:text-properties officeooo:rsid="00363c59"/>
    </style:style>
    <style:style style:name="T13" style:family="text">
      <style:text-properties officeooo:rsid="0039f3b2"/>
    </style:style>
    <style:style style:name="T14" style:family="text">
      <style:text-properties fo:font-size="16pt" fo:font-weight="bold" officeooo:rsid="002c5c07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itechnika Wrocławska</text:p>
      <text:p text:style-name="P1">17.10.2019r</text:p>
      <text:p text:style-name="P1"/>
      <text:p text:style-name="P2"><text:span text:style-name="T1"/></text:p>
      <text:p text:style-name="P14"/>
      <text:p text:style-name="P22">Projektowanie Efektywnych Algoryt<text:span text:style-name="T3">m</text:span>ów</text:p>
      <text:p text:style-name="P3"><text:span text:style-name="T1"/></text:p>
      <text:p text:style-name="P3"><text:span text:style-name="T1"/></text:p>
      <text:p text:style-name="P3"><text:span text:style-name="T1"/></text:p>
      <text:p text:style-name="P23">Temat:</text:p>
      <text:p text:style-name="P24">Rozwiązanie TSP za pomocą metod przeglądu zupełnego, programowania dynamicznego i metodą</text:p>
      <text:p text:style-name="P24">podziału i ograniczeń 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4">Prowadzący</text:span></text:p>
      <text:p text:style-name="P25">dr. inż. Tomasz Kapłon</text:p>
      <text:p text:style-name="P27"/>
      <text:p text:style-name="P27"/>
      <text:p text:style-name="P27"/>
      <text:p text:style-name="P27"/>
      <text:p text:style-name="P27"/>
      <text:p text:style-name="P25">Autor</text:p>
      <text:p text:style-name="P25">Paweł Parczyk</text:p>
      <text:p text:style-name="P26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cena:</text:p>
      <text:p text:style-name="P6"/>
      <text:p text:style-name="P6"/>
      <text:p text:style-name="P6"/>
      <text:p text:style-name="P6"/>
      <text:p text:style-name="P6"/>
      <text:p text:style-name="P7"/>
      <text:p text:style-name="P15"><text:soft-page-break/></text:p>
      <text:p text:style-name="P15">1. Wstęp</text:p>
      <text:p text:style-name="P8"/>
      <text:p text:style-name="P8"><text:tab/>Początki problemu Komiwojażera (TSP - Travelling salesman problem) sięgają XIX wieku kiedy to William Rowan Hamilton opisał problem istnienia cyklu n-elementowego w grafie o n wierzchołkach. Za pierwszego autora, który sformalizował matematycznie problem komiwojażera uznaje się <text:s/>Karla Mengera, który w 1930 zwrócił szczególną uwagę na trudność w obliczeniu optymalnego rozwiązania. Z uwagi na prostotę opisu problemu i trudność optymalizacji algorytmów służących do jego rozwiązania, problem stał się bardzo popularny. </text:p>
      <text:p text:style-name="P8"/>
      <text:p text:style-name="P8"><text:tab/>Celem projektu było stworzenie kilku algorytmów rozwiązujących TSP, a następnie określenie ich złożoności czasowych i pamięciowych na podstawie przeprowadzonych testów. <text:span text:style-name="T5">A także porównanie różnych podejść pod względem szybkości, zapotrzebowania zasobów i skuteczności wyszukiwania optymalnego rozwiązania. </text:span></text:p>
      <text:p text:style-name="P8"/>
      <text:p text:style-name="P9"><text:tab/><text:span text:style-name="T5">W ramach projektu zostały zaimplementowane cztery algorytmy: metoda przeszukiwania zupełnego (brute force), metoda programowania dynamicznego (algorytm Helda-Karpa), metoda zachłanna, a także metoda przeszukiwania z ograniczeniami. </text:span></text:p>
      <text:p text:style-name="P9"/>
      <text:p text:style-name="P9"><text:tab/><text:span text:style-name="T6">Program został napisany w języku c++ w wersji 11 z wykorzystaniem technik programowania obiektowego. Kod został skompilowany przez kompilator g++, a następnie uruchomiony na komputerze zarządzanym przez system Linux Ubuntu 16.04.</text:span></text:p>
      <text:p text:style-name="P7"/>
      <text:p text:style-name="P16"/>
      <text:p text:style-name="P16">2. <text:span text:style-name="T7">Przebieg testów</text:span></text:p>
      <text:p text:style-name="P13"/>
      <text:p text:style-name="P13"><text:tab/></text:p>
      <text:p text:style-name="P7"/>
      <text:p text:style-name="P10"/>
      <text:p text:style-name="P16">3. Metoda przeglądu zupełnego</text:p>
      <text:p text:style-name="P16"/>
      <text:p text:style-name="P19"><text:span text:style-name="T8"><text:tab/></text:span><text:span text:style-name="T9">Najprostsza i jednocześnie najbardziej intuicyjna metoda polegająca na sprawdzeniu wszystkich możliwych permutacji cyklu Hamiltona w grafie i wyboru takiego, w którym sumaryczny koszt odwiedzenia wszystkich wierzchołków jest najmniejszy. Algorytm ten ma bardzo wysoka złożoność czasową O(n!) ale jest bardzo prosty do implementacji. Jednocześnie gwarantuje znalezienie optymalnego rozwiązania.</text:span></text:p>
      <text:p text:style-name="P19"><text:span text:style-name="T9"/></text:p>
      <text:p text:style-name="P17"/>
      <text:p text:style-name="P17"><text:span text:style-name="T11">4</text:span>. Metoda <text:span text:style-name="T11">programowani dynamicznego</text:span></text:p>
      <text:p text:style-name="P20"/>
      <text:p text:style-name="P20"><text:span text:style-name="T9"><text:tab/></text:span><text:span text:style-name="T10">Metoda programowania dynamicznego cechuje się mniejszą złożonością czasową od metody przeglądu zupełnego za to znacznie wyższą złożonością pamięciową. Polega ona na podzieleniu całego problemu na podproblemy i zapamiętywaniu wszystkich rozwiązanch podproblemów w <text:s/>celu późniejszego wykorzystania. Każdy podproblem może składać się z innych podproblemów. Wiele podproblemów może mieć w sobie takie same podproblemy.</text:span></text:p>
      <text:p text:style-name="P20"><text:span text:style-name="T10"/></text:p>
      <text:p text:style-name="P18"/>
      <text:p text:style-name="P18"/>
      <text:p text:style-name="P18"><text:soft-page-break/><text:span text:style-name="T12">5. Metoda zachłanna</text:span></text:p>
      <text:p text:style-name="P11"><text:tab/></text:p>
      <text:p text:style-name="P12"><text:tab/><text:span text:style-name="T12">Metoda zachłanna, wykorzystana z algorytmem najbliższego sąsiada jest bardzo szybka i ma niewielka złożoność pamięciową ale nie gwarantuje znalezienia optymalnego rozwiązania. Polega na przechodzeniu z wierzchołka zawsze do tego wierzchołka z pozostałych dla którego koszt przejścia jest najniższy.</text:span></text:p>
      <text:p text:style-name="P12"><text:span text:style-name="T14"/></text:p>
      <text:p text:style-name="P21"><text:span text:style-name="T13">6. Metoda przeglądu z ograniczeniami</text:span></text:p>
      <text:p text:style-name="P21"/>
      <text:p text:style-name="P12"><text:tab/><text:span text:style-name="T13">Metoda przeglądu z ograniczeniami jest modyfikacją metody przeglądu zupełnego. Z uwagi na pewne zależności pomiędzy kolejnymi rozwiązaniami można próbować wcześniej podzielić ścieżki dojścia do rozwiązania na takie, które dają nadzieję uzyskania lepszego rezultatu od znalezionego wcześniej, i na akie które nie dają takiej nadziej. Podczas rozwiązywania TSP zapamiętywania jest aktualnie najlepsza znaleziona droga. Jeżeli któraś z później przetwarzanych permutacji cyklu jest dłuższa na dowolnym etapie (droga o dowolnej długości), można ją odrzucić bez potrzeby przetwarzania aż do zamknięcia cyklu (osiągnięcia cyklu Hamilton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5:51.883409798</meta:creation-date>
    <dc:date>2019-10-17T15:03:48.500865180</dc:date>
    <meta:editing-duration>PT47M3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27" meta:word-count="430" meta:character-count="3419" meta:non-whitespace-character-count="2998"/>
  </office:meta>
</office:document-meta>
</file>